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 - Chart" text:anchor-type="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svg:title>Alt Text</svg:title><svg:desc>Just Description</svg:desc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01:38.680560640</meta:creation-date>
    <dc:date>2021-06-15T14:07:17.268292325</dc:date>
    <meta:editing-duration>PT1M45S</meta:editing-duration>
    <meta:editing-cycles>2</meta:editing-cycles>
    <meta:generator>LibreOfficeDev/7.2.0.0.alpha1$Linux_X86_64 LibreOffice_project/568f15ade74918ead27e1f05dc3404824323a8ea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89cm" svg:y="3.702cm" style:legend-expansion="high" chart:style-name="ch2"/>
        <chart:plot-area chart:style-name="ch3" chart:data-source-has-labels="both" svg:x="0.319cm" svg:y="0.179cm" svg:width="13.151cm" svg:height="8.641cm">
          <chart:coordinate-region svg:x="0.94cm" svg:y="0.379cm" svg:width="12.53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2.0.0.alpha1$Linux_X86_64 LibreOffice_project/568f15ade74918ead27e1f05dc3404824323a8ea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